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0.00</text:p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<text:soft-page-break/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4:02:58</dc:date>
    <meta:editing-duration>PT15H6M13S</meta:editing-duration>
    <meta:editing-cycles>30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381" meta:non-whitespace-character-count="2010"/>
  </office:meta>
</office:document-meta>
</file>